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01mm"/>
    </style:style>
    <style:style style:name="co11" style:family="table-column">
      <style:table-column-properties fo:break-before="auto" style:column-width="150mm"/>
    </style:style>
    <style:style style:name="co12" style:family="table-column">
      <style:table-column-properties fo:break-before="auto" style:column-width="64.24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40.9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21.8mm"/>
    </style:style>
    <style:style style:name="co17" style:family="table-column">
      <style:table-column-properties fo:break-before="auto" style:column-width="152.4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104.35mm"/>
    </style:style>
    <style:style style:name="co20" style:family="table-column">
      <style:table-column-properties fo:break-before="auto" style:column-width="135.06mm"/>
    </style:style>
    <style:style style:name="co21" style:family="table-column">
      <style:table-column-properties fo:break-before="auto" style:column-width="13.65mm"/>
    </style:style>
    <style:style style:name="co22" style:family="table-column">
      <style:table-column-properties fo:break-before="auto" style:column-width="42.95mm"/>
    </style:style>
    <style:style style:name="co23" style:family="table-column">
      <style:table-column-properties fo:break-before="auto" style:column-width="53.99mm"/>
    </style:style>
    <style:style style:name="co24" style:family="table-column">
      <style:table-column-properties fo:break-before="auto" style:column-width="17.9mm"/>
    </style:style>
    <style:style style:name="co25" style:family="table-column">
      <style:table-column-properties fo:break-before="auto" style:column-width="62.05mm"/>
    </style:style>
    <style:style style:name="co26" style:family="table-column">
      <style:table-column-properties fo:break-before="auto" style:column-width="27.46mm"/>
    </style:style>
    <style:style style:name="co27" style:family="table-column">
      <style:table-column-properties fo:break-before="auto" style:column-width="19.81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23.85mm"/>
    </style:style>
    <style:style style:name="co30" style:family="table-column">
      <style:table-column-properties fo:break-before="auto" style:column-width="121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4.94mm" fo:break-before="auto" style:use-optimal-row-height="true"/>
    </style:style>
    <style:style style:name="ro7" style:family="table-row">
      <style:table-row-properties style:row-height="5.31mm" fo:break-before="auto" style:use-optimal-row-height="true"/>
    </style:style>
    <style:style style:name="ro8" style:family="table-row">
      <style:table-row-properties style:row-height="39.3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4.99mm" fo:break-before="auto" style:use-optimal-row-height="true"/>
    </style:style>
    <style:style style:name="ro11" style:family="table-row">
      <style:table-row-properties style:row-height="10.2mm" fo:break-before="auto" style:use-optimal-row-height="true"/>
    </style:style>
    <style:style style:name="ro12" style:family="table-row">
      <style:table-row-properties style:row-height="39.51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text-position=""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text-position=""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Droid Sans" fo:font-size="12pt" style:font-size-asian="12pt" style:font-size-complex="12pt"/>
    </style:style>
    <style:style style:name="ce14" style:family="table-cell" style:parent-style-name="Default">
      <style:text-properties style:text-position="" style:font-name="Droid Sans" fo:font-size="12pt" fo:language="en" fo:country="IN" style:font-name-asian="Noto Sans CJK SC Regular" style:font-size-asian="12pt" style:font-name-complex="Arial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Droid Sans" fo:font-size="12pt" fo:language="en" fo:country="IN" style:font-name-asian="Noto Sans CJK SC Regular" style:font-size-asian="12pt" style:font-name-complex="Arial" style:font-size-complex="12pt"/>
    </style:style>
    <style:style style:name="ce16" style:family="table-cell" style:parent-style-name="Default" style:data-style-name="N100">
      <style:text-properties style:text-position="" style:font-name="Droid Sans" fo:font-size="12pt" fo:language="en" fo:country="IN" style:font-name-asian="Noto Sans CJK SC Regular" style:font-size-asian="12pt" style:font-name-complex="Arial" style:font-size-complex="12pt"/>
    </style:style>
    <style:style style:name="ce17" style:family="table-cell" style:parent-style-name="Default" style:data-style-name="N100">
      <style:text-properties style:text-position="" style:font-name="Droid Sans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text-position="" style:font-name="Droid Sans"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text-position="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text-position="" style:font-name="Droid Sans" fo:font-size="12pt" style:font-size-asian="12pt" style:font-size-complex="12pt"/>
    </style:style>
    <style:style style:name="ce20" style:family="table-cell" style:parent-style-name="Default">
      <style:text-properties fo:color="#0000ff" style:text-position="" style:font-name="Droid Sans" fo:font-size="12pt" fo:language="en" fo:country="IN" style:font-name-asian="Noto Sans CJK SC Regular" style:font-size-asian="12pt" style:font-name-complex="Arial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wrap-option="no-wrap"/>
      <style:text-properties style:text-position="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text-position=""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text-position="" style:font-name="Droid Sans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text-position="" style:font-name="Droid Sans" fo:font-size="12pt" style:font-name-asian="Noto Sans CJK SC Regular" style:font-size-asian="12pt" style:font-name-complex="FreeSans" style:font-size-complex="12pt"/>
    </style:style>
    <style:style style:name="ce8" style:family="table-cell" style:parent-style-name="Default">
      <style:table-cell-properties fo:wrap-option="no-wrap"/>
      <style:text-properties style:text-position="" style:font-name="Droid Sans" fo:font-size="12pt" style:font-size-asian="12pt" style:font-size-complex="12pt"/>
    </style:style>
    <style:style style:name="ce9" style:family="table-cell" style:parent-style-name="Default">
      <style:text-properties style:text-position="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style:font-name="Droid Sans Mono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style:font-name="Droid Sans Mono"/>
    </style:style>
    <style:style style:name="ce23" style:family="table-cell" style:parent-style-name="Default">
      <style:table-cell-properties fo:wrap-option="wrap" style:vertical-align="top"/>
      <style:text-properties style:text-position=""/>
    </style:style>
    <style:style style:name="ce24" style:family="table-cell" style:parent-style-name="Default">
      <style:table-cell-properties fo:wrap-option="wrap" style:vertical-align="top"/>
      <style:text-properties style:text-position="" style:font-name="Droid Sans Mono" fo:font-weight="bold" style:font-weight-asian="bold" style:font-weight-complex="bold"/>
    </style:style>
    <style:style style:name="ce25" style:family="table-cell" style:parent-style-name="Default">
      <style:table-cell-properties fo:wrap-option="wrap" style:vertical-align="top"/>
      <style:text-properties style:text-position="" style:font-name="Droid Sans Mono"/>
    </style:style>
    <style:style style:name="ce26" style:family="table-cell" style:parent-style-name="Default">
      <style:table-cell-properties fo:wrap-option="wrap" style:vertical-align="top"/>
      <style:text-properties style:text-position="" style:font-name="Droid Sans Mono" style:font-name-asian="Noto Sans CJK SC Regular" style:font-name-complex="FreeSans"/>
    </style:style>
    <style:style style:name="ce35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1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42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43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style:font-name="Droid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48" style:family="table-cell" style:parent-style-name="Default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50" style:family="table-cell" style:parent-style-name="Default" style:data-style-name="N100">
      <style:text-properties style:font-name="Droid Sans" fo:font-size="12pt" fo:language="en" fo:country="IN" style:font-name-asian="Noto Sans CJK SC Regular" style:font-size-asian="12pt" style:font-name-complex="Arial" style:font-size-complex="12pt"/>
    </style:style>
    <style:style style:name="ce51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52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53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ext-properties fo:color="#0000ff" style:font-name="Droid Sans" fo:font-size="12pt" fo:language="en" fo:country="IN" style:font-name-asian="Noto Sans CJK SC Regular" style:font-size-asian="12pt" style:font-name-complex="Arial" style:font-size-complex="12pt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Droid Sans Mono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>
      <style:table-cell-properties fo:wrap-option="wrap" style:vertical-align="top"/>
      <style:text-properties style:font-name="Droid Sans Mono" fo:font-weight="bold" style:font-weight-asian="bold" style:font-weight-complex="bold"/>
    </style:style>
    <style:style style:name="ce59" style:family="table-cell" style:parent-style-name="Default">
      <style:table-cell-properties fo:wrap-option="wrap" style:vertical-align="top"/>
      <style:text-properties style:font-name="Droid Sans Mono"/>
    </style:style>
    <style:style style:name="ce60" style:family="table-cell" style:parent-style-name="Default">
      <style:table-cell-properties fo:wrap-option="wrap" style:vertical-align="top"/>
      <style:text-properties style:font-name="Droid Sans Mono" style:font-name-asian="Noto Sans CJK SC Regular" style:font-name-complex="FreeSans"/>
    </style:style>
    <style:style style:name="T1" style:family="text">
      <style:text-properties fo:language="none" fo:country="none" style:font-name-asian="Noto Sans CJK SC Regular" style:font-name-complex="Arial"/>
    </style:style>
    <style:style style:name="T2" style:family="text">
      <style:text-properties fo:country="none" style:font-name-asian="Noto Sans CJK SC Regular" style:font-name-complex="Arial"/>
    </style:style>
  </office:automatic-styles>
  <office:body>
    <office:spreadsheet>
      <table:calculation-settings table:automatic-find-labels="false" table:use-regular-expressions="false"/>
      <table:table table:name="ClockIOT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6" table:default-cell-style-name="ce10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12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Digi PN</text:p>
          </table:table-cell>
          <table:table-cell table:style-name="ce9" office:value-type="string" calcext:value-type="string">
            <text:p>Mfr.</text:p>
          </table:table-cell>
          <table:table-cell table:style-name="ce9" office:value-type="string" calcext:value-type="string">
            <text:p>Mfg PN</text:p>
          </table:table-cell>
          <table:table-cell table:style-name="ce9" office:value-type="string" calcext:value-type="string">
            <text:p>Decription</text:p>
          </table:table-cell>
          <table:table-cell table:style-name="ce9" office:value-type="string" calcext:value-type="string">
            <text:p>Link</text:p>
          </table:table-cell>
          <table:table-cell table:style-name="ce9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SKST-2007D</text:p>
          </table:table-cell>
          <table:table-cell office:value-type="string" calcext:value-type="string">
            <text:p>Soin Ltd.</text:p>
          </table:table-cell>
          <table:table-cell office:value-type="string" calcext:value-type="string">
            <text:p>KST-2007D</text:p>
          </table:table-cell>
          <table:table-cell office:value-type="string" calcext:value-type="string">
            <text:p>HOLDER COIN CELL 20MM SMD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18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EEF-HX1E220R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HX1E220R</text:p>
          </table:table-cell>
          <table:table-cell office:value-type="string" calcext:value-type="string">
            <text:p>CAP ALUM POLY 22UF 20% 25V SMD</text:p>
          </table:table-cell>
          <table:table-cell table:style-name="ce19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1276-646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G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RTR5V0U2X</text:p>
          </table:table-cell>
          <table:table-cell table:style-name="ce14" office:value-type="string" calcext:value-type="string">
            <text:p>1727-3884-1-ND</text:p>
          </table:table-cell>
          <table:table-cell table:style-name="ce14" office:value-type="string" calcext:value-type="string">
            <text:p>Nexperia USA Inc.</text:p>
          </table:table-cell>
          <table:table-cell table:style-name="ce14" office:value-type="string" calcext:value-type="string">
            <text:p>PRTR5V0U2X,215</text:p>
          </table:table-cell>
          <table:table-cell table:style-name="ce14" office:value-type="string" calcext:value-type="string">
            <text:p>Ultra low capacitance double rail-to-rail ESD protection diode</text:p>
          </table:table-cell>
          <table:table-cell table:style-name="ce20" office:value-type="string" calcext:value-type="string">
            <text:p><text:span text:style-name="T1"><text:a xlink:href="https://www.digikey.com/short/jf405p" xlink:type="simple">https://www.digikey.com/short/jf405p</text:a></text:span><text:span text:style-name="T1"> </text:span>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DR1,LDR2</text:p>
          </table:table-cell>
          <table:table-cell office:value-type="string" calcext:value-type="string">
            <text:p>r_0805_l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style-name="ce15" office:value-type="float" office:value="320010561" calcext:value-type="float">
            <text:p>320010561</text:p>
          </table:table-cell>
          <table:table-cell table:style-name="ce14" office:value-type="string" calcext:value-type="string">
            <text:p>D G Yuliang</text:p>
          </table:table-cell>
          <table:table-cell table:style-name="ce16" office:value-type="string" calcext:value-type="string">
            <text:p>YL-001</text:p>
          </table:table-cell>
          <table:table-cell table:style-name="ce17" office:value-type="string" calcext:value-type="string">
            <text:p>CONN RCPT MICRO USB R/A SMD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R25,R24,R11,R10,R3,R7,R6,R12,R13,R14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4,R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1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style-name="ce11" office:value-type="float" office:value="311020004" calcext:value-type="float">
            <text:p>311020004</text:p>
          </table:table-cell>
          <table:table-cell office:value-type="string" calcext:value-type="string">
            <text:p>Diptronics Mfg. Inc.</text:p>
          </table:table-cell>
          <table:table-cell office:value-type="string" calcext:value-type="string">
            <text:p>DTSM-63</text:p>
          </table:table-cell>
          <table:table-cell office:value-type="string" calcext:value-type="string">
            <text:p>SWITCH TACTILE SPST-NO 0.05A 24V</text:p>
          </table:table-cell>
          <table:table-cell table:number-columns-repeated="101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11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1904-1010-1-ND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SMD MODULE, ESP32-D0WDQ6, 32MBIT</text:p>
          </table:table-cell>
          <table:table-cell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22"/>
        <table:table-column table:style-name="co11" table:default-cell-style-name="ce25"/>
        <table:table-column table:style-name="co12" table:default-cell-style-name="ce25"/>
        <table:table-column table:style-name="co13" table:default-cell-style-name="ce22"/>
        <table:table-column table:style-name="co14" table:default-cell-style-name="ce25"/>
        <table:table-column table:style-name="co15" table:default-cell-style-name="ce25"/>
        <table:table-column table:style-name="co9" table:number-columns-repeated="1018" table:default-cell-style-name="ce25"/>
        <table:table-row table:style-name="ro5">
          <table:table-cell table:style-name="ce21" office:value-type="string" calcext:value-type="string">
            <text:p>Id</text:p>
          </table:table-cell>
          <table:table-cell table:style-name="ce24" office:value-type="string" calcext:value-type="string">
            <text:p>Designator</text:p>
          </table:table-cell>
          <table:table-cell table:style-name="ce24" office:value-type="string" calcext:value-type="string">
            <text:p>Package</text:p>
          </table:table-cell>
          <table:table-cell table:style-name="ce21" office:value-type="string" calcext:value-type="string">
            <text:p>Quantity</text:p>
          </table:table-cell>
          <table:table-cell table:style-name="ce24" office:value-type="string" calcext:value-type="string">
            <text:p>Designation</text:p>
          </table:table-cell>
          <table:table-cell table:style-name="ce24" office:value-type="string" calcext:value-type="string">
            <text:p>Supplier and ref</text:p>
          </table:table-cell>
          <table:table-cell table:style-name="ce24" table:number-columns-repeated="101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_SKST-2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101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101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DR1,LDR2</text:p>
          </table:table-cell>
          <table:table-cell office:value-type="string" calcext:value-type="string">
            <text:p>r_0805_ldr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seeed-320010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101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101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R3,R6,R7,R10,R11,R12,R13,R14,R24,R25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</text:p>
          </table:table-cell>
          <table:table-cell table:number-columns-repeated="101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BOOT</text:p>
          </table:table-cell>
          <table:table-cell table:number-columns-repeated="1019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W_SMD_3110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 table:number-columns-repeated="101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number-columns-repeated="1019"/>
        </table:table-row>
        <table:table-row table:style-name="ro9" table:number-rows-repeated="6">
          <table:table-cell table:style-name="ce23"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 table:number-columns-repeated="1019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G1,G7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G2,G8</text:p>
          </table:table-cell>
          <table:table-cell office:value-type="string" calcext:value-type="string">
            <text:p>KiCad-Logo2_6mm_Silk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G3,G9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 table:number-columns-repeated="1019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 table:number-columns-repeated="1019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1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 table:number-columns-repeated="1019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 table:number-columns-repeated="1019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101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1019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table:number-columns-repeated="101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table:number-columns-repeated="1019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9" table:number-rows-repeated="104851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M_SCH" table:style-name="ta1">
        <office:forms form:automatic-focus="false" form:apply-design-mode="false"/>
        <table:table-column table:style-name="co16" table:number-columns-repeated="2" table:default-cell-style-name="ce22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visibility="collapse" table:default-cell-style-name="ce25"/>
        <table:table-column table:style-name="co21" table:visibility="collapse" table:default-cell-style-name="ce25"/>
        <table:table-column table:style-name="co22" table:visibility="collapse" table:default-cell-style-name="ce25"/>
        <table:table-column table:style-name="co23" table:visibility="collapse" table:default-cell-style-name="ce25"/>
        <table:table-column table:style-name="co24" table:visibility="collapse" table:default-cell-style-name="ce25"/>
        <table:table-column table:style-name="co25" table:visibility="collapse" table:default-cell-style-name="ce25"/>
        <table:table-column table:style-name="co26" table:visibility="collapse" table:default-cell-style-name="ce25"/>
        <table:table-column table:style-name="co27" table:visibility="collapse" table:default-cell-style-name="ce25"/>
        <table:table-column table:style-name="co28" table:visibility="collapse" table:default-cell-style-name="ce25"/>
        <table:table-column table:style-name="co29" table:visibility="collapse" table:default-cell-style-name="ce25"/>
        <table:table-column table:style-name="co30" table:visibility="collapse" table:default-cell-style-name="ce25"/>
        <table:table-column table:style-name="co9" table:number-columns-repeated="1008" table:default-cell-style-name="ce25"/>
        <table:table-row table:style-name="ro6">
          <table:table-cell table:style-name="ce21" office:value-type="string" calcext:value-type="string">
            <text:p>Sr No</text:p>
          </table:table-cell>
          <table:table-cell table:style-name="ce21" office:value-type="string" calcext:value-type="string">
            <text:p><text:s/>Quantity</text:p>
          </table:table-cell>
          <table:table-cell table:style-name="ce24" office:value-type="string" calcext:value-type="string">
            <text:p><text:s/>Reference</text:p>
          </table:table-cell>
          <table:table-cell table:style-name="ce24" office:value-type="string" calcext:value-type="string">
            <text:p><text:s/>Value</text:p>
          </table:table-cell>
          <table:table-cell table:style-name="ce24" office:value-type="string" calcext:value-type="string">
            <text:p><text:s/>Footprint</text:p>
          </table:table-cell>
          <table:table-cell table:style-name="ce24" table:number-columns-repeated="1019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,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lockIOT_libs:CR2032_SMD_SKST-2007D</text:p>
          </table:table-cell>
          <table:table-cell table:number-columns-repeated="1019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,C2,C3,C4,C5,C6,C7,C8,C9,C10,C11,C12,C13,C14,C15,C16,C22,C24,C26,C29,C30,C31,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7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7,C23,C25,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,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9,C20,C21,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,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ClockIOT_libs:c_2917</text:p>
          </table:table-cell>
          <table:table-cell table:number-columns-repeated="101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,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lockIOT_libs:c_0805</text:p>
          </table:table-cell>
          <table:table-cell table:number-columns-repeated="101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ClockIOT_libs:SOT-143</text:p>
          </table:table-cell>
          <table:table-cell table:number-columns-repeated="1019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ClockIOT_libs:LED-0805</text:p>
          </table:table-cell>
          <table:table-cell table:number-columns-repeated="101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,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1,LDR2,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lockIOT_libs:r_0805_ldr_2</text:p>
          </table:table-cell>
          <table:table-cell table:number-columns-repeated="1019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,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ClockIOT_libs:USB_Micro-B_seeed-320010561</text:p>
          </table:table-cell>
          <table:table-cell table:number-columns-repeated="101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,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ClockIOT_libs:SOT-363_SC-70-6</text:p>
          </table:table-cell>
          <table:table-cell table:number-columns-repeated="1019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R2,R16,R18,R22,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,R6,R7,R10,R11,R12,R13,R14,R24,R25,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R9,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R20,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3,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lockIOT_libs:r_0805</text:p>
          </table:table-cell>
          <table:table-cell table:number-columns-repeated="1019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,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,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4,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5,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,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ClockIOT_libs:SW_SMD_311020004</text:p>
          </table:table-cell>
          <table:table-cell table:number-columns-repeated="1019"/>
        </table:table-row>
        <table:table-row table:style-name="ro12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1,U2,U3,U4,U5,U6,U7,U8,U9,U10,U11,U12,U13,U14,U15,U16,U17,U18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7,U128,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ClockIOT_libs:APA102</text:p>
          </table:table-cell>
          <table:table-cell table:number-columns-repeated="1019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9,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ClockIOT_libs:esp_wroom_32</text:p>
          </table:table-cell>
          <table:table-cell table:number-columns-repeated="1019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,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lockIOT_libs:DS3231</text:p>
          </table:table-cell>
          <table:table-cell table:number-columns-repeated="1019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1,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ClockIOT_libs:SOT-223-3_TabPin2</text:p>
          </table:table-cell>
          <table:table-cell table:number-columns-repeated="1019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2,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ClockIOT_libs:QFN-28-1EP_5x5mm_Pitch0.5mm</text:p>
          </table:table-cell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TE1,BITE2,BITE5,BITE6,BITE7,BITE8,BITE3,BITE4,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ClockIOT_libs:mouse-bite-2.54mm-slot_OSH</text:p>
          </table:table-cell>
          <table:table-cell table:number-columns-repeated="1019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1,G7,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ClockIOT_libs:Logo-WL3</text:p>
          </table:table-cell>
          <table:table-cell table:number-columns-repeated="1019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2,G8,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ClockIOT_libs:KiCad-Logo2_6mm_SilkScreen</text:p>
          </table:table-cell>
          <table:table-cell table:number-columns-repeated="1019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3,G9,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lockIOT_libs:OSHW_6mm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B1,HB2,HB3,HB4,HB5,HB6,HB7,HB8,HB9,HB10,HB11,HB12,HB13,HB14,HB15,HB16,HB17,HB18,HB19,HB20,HB21,HB22,HB23,HB24,HB25,HB26,HB27,HB28,HB29,HB30,HB31,HB32,HB33,HB34,HB35,HB36,HB37,HB38,HB39,HB40,HB41,HB42,HB43,HB44,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ClockIOT_libs:hole_baffle_2mm</text:p>
          </table:table-cell>
          <table:table-cell table:number-columns-repeated="1019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45,HB46,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ClockIOT_libs:MountingHole_3.2mm_M3</text:p>
          </table:table-cell>
          <table:table-cell table:number-columns-repeated="1019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47,HB48,HB49,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MountingHole_3.2mm_M3_Pad_Via</text:p>
          </table:table-cell>
          <table:table-cell table:number-columns-repeated="1019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B54,HB53,HB52,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9,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J10,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7,J15,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lockIOT_libs:1pin</text:p>
          </table:table-cell>
          <table:table-cell table:number-columns-repeated="1019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8,J16,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,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8,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9,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,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lockIOT_libs:Header_ISP</text:p>
          </table:table-cell>
          <table:table-cell table:number-columns-repeated="1019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,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2,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,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4,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5,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ClockIOT_libs:Header_4x1</text:p>
          </table:table-cell>
          <table:table-cell table:number-columns-repeated="1019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ClockIOT_libs:R_0402</text:p>
          </table:table-cell>
          <table:table-cell table:number-columns-repeated="1019"/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,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ClockIOT_libs:Pin_Header_Straight_1x02</text:p>
          </table:table-cell>
          <table:table-cell table:number-columns-repeated="1019"/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,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,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3,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lockIOT_libs:BreakOutPad</text:p>
          </table:table-cell>
          <table:table-cell table:number-columns-repeated="1019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40:BoM_PCB.E6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A2:BoM_SCH.AMJ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7:31:25.704415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00:14:56.142367020</dc:date>
    <dc:creator>Anool Mahidharia</dc:creator>
    <meta:editing-duration>PT3H41M53S</meta:editing-duration>
    <meta:editing-cycles>26</meta:editing-cycles>
    <meta:generator>LibreOffice/5.1.6.2$Linux_X86_64 LibreOffice_project/10m0$Build-2</meta:generator>
    <meta:document-statistic meta:table-count="3" meta:cell-count="897" meta:object-count="0"/>
  </office:meta>
</office:document-meta>
</file>